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pl" style:country-asian="PL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pl" style:country-asian="PL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pl" style:country-asian="PL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3"/>
        <table:table-row table:style-name="ro1"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formula="of:=[.B1]-[.G1]" office:value-type="float" office:value="95">
            <text:p>95</text:p>
          </table:table-cell>
          <table:table-cell office:value-type="float" office:value="114">
            <text:p>114</text:p>
          </table:table-cell>
          <table:table-cell table:style-name="ce1" office:value-type="string">
            <text:p>0/0</text:p>
          </table:table-cell>
          <table:table-cell office:value-type="string">
            <text:p>125/9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table:formula="of:=[.B2]-[.G2]" office:value-type="float" office:value="97">
            <text:p>97</text:p>
          </table:table-cell>
          <table:table-cell office:value-type="float" office:value="114">
            <text:p>114</text:p>
          </table:table-cell>
          <table:table-cell table:style-name="ce1" office:value-type="string">
            <text:p>0/0</text:p>
          </table:table-cell>
          <table:table-cell office:value-type="string">
            <text:p>121/9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table:formula="of:=[.B3]-[.G3]"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date" office:date-value="2012-01-03">
            <text:p>3.01.2012</text:p>
          </table:table-cell>
          <table:table-cell office:value-type="string">
            <text:p>65/51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table:formula="of:=[.B4]-[.G4]" office:value-type="float" office:value="74">
            <text:p>74</text:p>
          </table:table-cell>
          <table:table-cell office:value-type="float" office:value="115">
            <text:p>115</text:p>
          </table:table-cell>
          <table:table-cell table:style-name="ce1" office:value-type="string">
            <text:p>0/0</text:p>
          </table:table-cell>
          <table:table-cell office:value-type="string">
            <text:p>91/7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table:formula="of:=[.B5]-[.G5]"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date" office:date-value="2012-01-02">
            <text:p>2.01.2012</text:p>
          </table:table-cell>
          <table:table-cell office:value-type="string">
            <text:p>24/17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table:formula="of:=[.B6]-[.G6]"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date" office:date-value="2012-04-04">
            <text:p>4.04.2012</text:p>
          </table:table-cell>
          <table:table-cell office:value-type="string">
            <text:p>59/48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table:formula="of:=[.B7]-[.G7]" office:value-type="float" office:value="57">
            <text:p>57</text:p>
          </table:table-cell>
          <table:table-cell office:value-type="float" office:value="112">
            <text:p>112</text:p>
          </table:table-cell>
          <table:table-cell table:style-name="ce1" office:value-type="string">
            <text:p>36/25</text:p>
          </table:table-cell>
          <table:table-cell office:value-type="string">
            <text:p>38/32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2">
            <text:p>112</text:p>
          </table:table-cell>
          <table:table-cell table:formula="of:=[.B8]-[.G8]"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date" office:date-value="2012-02-05">
            <text:p>5.02.2012</text:p>
          </table:table-cell>
          <table:table-cell office:value-type="string">
            <text:p>30/23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table:formula="of:=[.B9]-[.G9]" office:value-type="float" office:value="45">
            <text:p>45</text:p>
          </table:table-cell>
          <table:table-cell office:value-type="float" office:value="111">
            <text:p>111</text:p>
          </table:table-cell>
          <table:table-cell table:style-name="ce1" office:value-type="string">
            <text:p>49/41</text:p>
          </table:table-cell>
          <table:table-cell table:style-name="ce2" office:value-type="date" office:date-value="2012-04-09">
            <text:p>9.04.201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table:formula="of:=[.B10]-[.G10]" office:value-type="float" office:value="9">
            <text:p>9</text:p>
          </table:table-cell>
          <table:table-cell office:value-type="float" office:value="109">
            <text:p>109</text:p>
          </table:table-cell>
          <table:table-cell table:style-name="ce1" office:value-type="string">
            <text:p>0/0</text:p>
          </table:table-cell>
          <table:table-cell table:style-name="ce2" office:value-type="date" office:date-value="2012-09-13">
            <text:p>13.09.2012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168">
            <text:p>21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table:formula="of:=[.B11]-[.G11]"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date" office:date-value="2012-06-09">
            <text:p>9.06.2012</text:p>
          </table:table-cell>
          <table:table-cell office:value-type="string">
            <text:p>28/24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formula="of:=[.B12]-[.G12]" office:value-type="float" office:value="29">
            <text:p>29</text:p>
          </table:table-cell>
          <table:table-cell office:value-type="float" office:value="105">
            <text:p>105</text:p>
          </table:table-cell>
          <table:table-cell table:style-name="ce1" office:value-type="string">
            <text:p>30/25</text:p>
          </table:table-cell>
          <table:table-cell table:style-name="ce2" office:value-type="date" office:date-value="2012-04-17">
            <text:p>17.04.2012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335">
            <text:p>33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table:formula="of:=[.B13]-[.G13]" office:value-type="float" office:value="18">
            <text:p>18</text:p>
          </table:table-cell>
          <table:table-cell office:value-type="float" office:value="108">
            <text:p>108</text:p>
          </table:table-cell>
          <table:table-cell office:value-type="date" office:date-value="2012-01-02">
            <text:p>2.01.2012</text:p>
            <draw:frame table:end-cell-address="Sheet1.L33" table:end-x="0.293cm" table:end-y="0.271cm" draw:z-index="0" draw:style-name="gr1" svg:width="15.999cm" svg:height="8.999cm" svg:x="0.101cm" svg:y="0.269cm">
              <draw:object draw:notify-on-update-of-ranges="Sheet1.B18:Sheet1.B18 Sheet1.C1:Sheet1.C15 Sheet1.A1:Sheet1.A15 Sheet1.B19:Sheet1.B19 Sheet1.D1:Sheet1.D15 Sheet1.A1:Sheet1.A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20/17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[.B14]-[.G14]"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date" office:date-value="2012-01-03">
            <text:p>3.01.2012</text:p>
          </table:table-cell>
          <table:table-cell office:value-type="string">
            <text:p>38/24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872">
            <text:p>48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[.B15]-[.G15]"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date" office:date-value="2012-01-02">
            <text:p>2.01.2012</text:p>
          </table:table-cell>
          <table:table-cell table:style-name="ce2" office:value-type="date" office:date-value="2012-08-11">
            <text:p>11.08.2012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5794">
            <text:p>5794</text:p>
          </table:table-cell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Default"/>
          <table:table-cell table:style-name="Default" office:value-type="string">
            <text:p>BRS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>
            <text:p>MRS</text:p>
          </table:table-cell>
          <table:table-cell table:style-name="Default"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.06.2012</text:date>, <text:time>17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7T16:41:03</meta:creation-date>
    <meta:print-date>2012-06-07T16:55:08</meta:print-date>
    <dc:date>2012-06-07T17:00:40</dc:date>
    <meta:editing-duration>PT4M27S</meta:editing-duration>
    <meta:editing-cycles>1</meta:editing-cycles>
    <meta:document-statistic meta:table-count="3" meta:cell-count="152" meta:object-count="1"/>
    <meta:generator>LibreOffice/3.3$Linu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4" chart:max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23cm" svg:y="3.98cm" chart:style-name="ch2"/>
        <chart:plot-area chart:style-name="ch3" table:cell-range-address="Sheet1.A1:Sheet1.A15 Sheet1.B18:Sheet1.B19 Sheet1.C1:Sheet1.D15" chart:data-source-has-labels="row" svg:x="1.331cm" svg:y="0.855cm" svg:width="12.453cm" svg:height="6.984cm">
          <chartooo:coordinate-region svg:x="2.138cm" svg:y="1.054cm" svg:width="11.459cm" svg:height="6.138cm"/>
          <chart:axis chart:dimension="x" chart:name="primary-x" chart:style-name="ch4">
            <chart:title svg:x="6.15cm" svg:y="8.019cm" chart:style-name="ch5">
              <text:p>Granulation step G</text:p>
            </chart:title>
            <chart:grid chart:style-name="ch6" chart:class="major"/>
          </chart:axis>
          <chart:axis chart:dimension="y" chart:name="primary-y" chart:style-name="ch7">
            <chart:title svg:x="0.451cm" svg:y="5.78cm" chart:style-name="ch8">
              <text:p>Number of patterns</text:p>
            </chart:title>
            <chart:grid chart:style-name="ch6" chart:class="major"/>
          </chart:axis>
          <chart:series chart:style-name="ch9" chart:values-cell-range-address="Sheet1.C1:Sheet1.C15" chart:label-cell-address="Sheet1.B18:Sheet1.B18" chart:class="chart:scatter">
            <chart:domain table:cell-range-address="Sheet1.A1:Sheet1.A15"/>
            <chart:data-point chart:repeated="15"/>
          </chart:series>
          <chart:series chart:style-name="ch10" chart:values-cell-range-address="Sheet1.D1:Sheet1.D15" chart:label-cell-address="Sheet1.B19:Sheet1.B19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S</text:p>
                <draw:g>
                  <svg:desc>Sheet1.B18:Sheet1.B18</svg:desc>
                </draw:g>
              </table:table-cell>
              <table:table-cell office:value-type="string">
                <text:p>MRS</text:p>
                <draw:g>
                  <svg:desc>Sheet1.B19:Sheet1.B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:Sheet1.A15</svg:desc>
                </draw:g>
              </table:table-cell>
              <table:table-cell office:value-type="float" office:value="95">
                <text:p>95</text:p>
                <draw:g>
                  <svg:desc>Sheet1.C1:Sheet1.C15</svg:desc>
                </draw:g>
              </table:table-cell>
              <table:table-cell office:value-type="float" office:value="114">
                <text:p>114</text:p>
                <draw:g>
                  <svg:desc>Sheet1.D1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